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A0000003B7DEC1E85F2C6EAD5.png" manifest:media-type="image/png"/>
  <manifest:file-entry manifest:full-path="Pictures/10000000000000780000003CFF73409B5D8C45C7.png" manifest:media-type="image/png"/>
  <manifest:file-entry manifest:full-path="Pictures/10000000000001BC000001B01755EF4685A11EEF.png" manifest:media-type="image/png"/>
  <manifest:file-entry manifest:full-path="Pictures/10000000000000240000002C9713C3F02377A72E.png" manifest:media-type="image/png"/>
  <manifest:file-entry manifest:full-path="Pictures/10000000000001020000022A589EDD533338DEDA.png" manifest:media-type="image/png"/>
  <manifest:file-entry manifest:full-path="Pictures/100000000000002B0000003083AC86160B5AEDCF.png" manifest:media-type="image/png"/>
  <manifest:file-entry manifest:full-path="Pictures/100000000000002A0000002F56B7E6108ECEEEE8.png" manifest:media-type="image/png"/>
  <manifest:file-entry manifest:full-path="Pictures/10000000000001B9000001AEA03235466557DB3A.png" manifest:media-type="image/png"/>
  <manifest:file-entry manifest:full-path="Pictures/10000000000002330000021B8D4AE1F897BBDD2B.png" manifest:media-type="image/png"/>
  <manifest:file-entry manifest:full-path="Pictures/1000000000000321000000BC6568A0B71D7C79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byssinica SIL" svg:font-family="'Abyssinica SIL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086cm" fo:min-width="2.914cm"/>
    </style:style>
    <style:style style:name="gr2" style:family="graphic" style:parent-style-name="standard">
      <style:graphic-properties svg:stroke-color="#ffffff" draw:fill-color="#990000" draw:textarea-horizontal-align="justify" draw:textarea-vertical-align="middle" draw:auto-grow-height="false" fo:min-height="0.894cm" fo:min-width="3.056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solid" svg:stroke-width="0.035cm" svg:stroke-color="#2f5597" draw:stroke-linejoin="miter" draw:fill="solid" draw:fill-color="#bdd7ee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solid" svg:stroke-width="0.035cm" svg:stroke-color="#2f5597" draw:stroke-linejoin="miter" draw:fill="solid" draw:fill-color="#c5e0b4" draw:opacity="33%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1.62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0.02cm" fo:min-width="0.565cm"/>
    </style:style>
    <style:style style:name="gr10" style:family="graphic" style:parent-style-name="objectwithoutfill">
      <style:graphic-properties draw:marker-end="" draw:fill="none" draw:textarea-vertical-align="middle"/>
    </style:style>
    <style:style style:name="gr11" style:family="graphic" style:parent-style-name="standard">
      <style:graphic-properties draw:marker-start="" draw:marker-start-width="0.3cm" draw:marker-end="Circle" draw:marker-end-width="0.3cm" draw:textarea-vertical-align="middle"/>
    </style:style>
    <style:style style:name="gr12" style:family="graphic" style:parent-style-name="standard">
      <style:graphic-properties svg:stroke-color="#ffffff" draw:fill-color="#0066ff" draw:opacity="30%" draw:textarea-horizontal-align="justify" draw:textarea-vertical-align="middle" draw:auto-grow-height="false" fo:min-height="2.29cm" fo:min-width="6.104cm" draw:shadow-opacity="30%"/>
    </style:style>
    <style:style style:name="gr13" style:family="graphic" style:parent-style-name="standard">
      <style:graphic-properties svg:stroke-color="#ffffff" draw:fill-color="#0066ff" draw:opacity="30%" draw:textarea-horizontal-align="justify" draw:textarea-vertical-align="middle" draw:auto-grow-height="false" fo:min-height="1.273cm" fo:min-width="3.364cm" draw:shadow-opacity="30%"/>
    </style:style>
    <style:style style:name="gr14" style:family="graphic" style:parent-style-name="objectwithoutfill">
      <style:graphic-properties svg:stroke-width="0.2cm" svg:stroke-color="#ff0000" draw:marker-start-width="0.8cm" draw:marker-end="" draw:marker-end-width="0.8cm" draw:fill="none" draw:fill-color="#729fcf" draw:textarea-vertical-align="middle" fo:padding-top="0.225cm" fo:padding-bottom="0.225cm" fo:padding-left="0.35cm" fo:padding-right="0.35cm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Abyssinica SIL"/>
    </style:style>
    <style:style style:name="P3" style:family="paragraph">
      <loext:graphic-properties draw:fill-color="#990000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solid" draw:fill-color="#bdd7e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solid" draw:fill-color="#c5e0b4" draw:opacity="33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0066ff" draw:opacity="30%"/>
      <style:paragraph-properties fo:text-align="center"/>
    </style:style>
    <style:style style:name="P12" style:family="paragraph">
      <loext:graphic-properties draw:fill="none" draw:fill-color="#729fcf"/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style:font-name="Abyssinica SI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826cm" svg:height="3.302cm" svg:x="5.08cm" svg:y="6.604cm">
          <text:p text:style-name="P1"><text:span text:style-name="T1">Juegos</text:span></text:p>
          <text:p text:style-name="P1"><text:span text:style-name="T1">(experienci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826cm" svg:height="3.302cm" svg:x="15.519cm" svg:y="6.605cm">
          <text:p text:style-name="P1"><text:span text:style-name="T1">Puntos</text:span></text:p>
          <text:p text:style-name="P1"><text:span text:style-name="T1">(desempeño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064cm" svg:height="2.286cm" svg:x="10.668cm" svg:y="7.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4.826cm" svg:height="3.302cm" svg:x="5.08cm" svg:y="6.604cm">
          <text:p text:style-name="P1"><text:span text:style-name="T1">Explana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826cm" svg:height="3.302cm" svg:x="15.519cm" svg:y="6.605cm">
          <text:p text:style-name="P1"><text:span text:style-name="T1">Explanand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064cm" svg:height="2.286cm" svg:x="10.668cm" svg:y="7.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name="Elipse 8" draw:style-name="gr4" draw:text-style-name="P6" draw:layer="layout" svg:width="4.604cm" svg:height="4.549cm" draw:transform="skewX (8.8897407224873E-017) rotate (0.603011256564041) translate (4.947cm 5.584cm)">
          <text:p text:style-name="P5"><text:span text:style-name="T2">Ingreso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5" draw:text-style-name="P7" draw:layer="layout" svg:width="4.604cm" svg:height="4.549cm" draw:transform="rotate (-0.752062374684356) translate (10.488cm 3.055cm)">
          <text:p text:style-name="P5"><text:span text:style-name="T2">Educación 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6" draw:text-style-name="P8" draw:layer="layout" svg:width="2.128cm" svg:height="2.032cm" svg:x="13.976cm" svg:y="4.03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128cm" svg:height="2.032cm" svg:x="19.576cm" svg:y="4.034cm">
          <text:p text:style-name="P1">Y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6.104cm" svg:y1="4.996cm" svg:x2="19.418cm" svg:y2="4.996cm">
          <text:p/>
        </draw:line>
        <draw:frame draw:style-name="gr8" draw:text-style-name="P9" draw:layer="layout" svg:width="0.49cm" svg:height="0.6cm" svg:x="17.64cm" svg:y="4.142cm">
          <draw:image xlink:href="Pictures/10000000000000240000002C9713C3F02377A72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8" draw:text-style-name="P9" draw:layer="layout" svg:width="3.785cm" svg:height="8.128cm" svg:x="4.343cm" svg:y="7.62cm">
          <draw:image xlink:href="Pictures/10000000000001020000022A589EDD533338DEDA.png" xlink:type="simple" xlink:show="embed" xlink:actuate="onLoad">
            <text:p/>
          </draw:image>
        </draw:frame>
        <draw:frame draw:style-name="gr8" draw:text-style-name="P9" draw:layer="layout" svg:width="7.163cm" svg:height="6.858cm" svg:x="8.636cm" svg:y="7.62cm">
          <draw:image xlink:href="Pictures/10000000000002330000021B8D4AE1F897BBDD2B.png" xlink:type="simple" xlink:show="embed" xlink:actuate="onLoad">
            <text:p/>
          </draw:image>
        </draw:frame>
        <draw:frame draw:style-name="gr8" draw:text-style-name="P9" draw:layer="layout" svg:width="4.998cm" svg:height="1.173cm" svg:x="10.496cm" svg:y="14.732cm">
          <draw:image xlink:href="Pictures/1000000000000321000000BC6568A0B71D7C793F.png" xlink:type="simple" xlink:show="embed" xlink:actuate="onLoad">
            <text:p/>
          </draw:image>
        </draw:frame>
        <draw:custom-shape draw:style-name="gr9" draw:text-style-name="P1" draw:layer="layout" svg:width="1.329cm" svg:height="0.538cm" svg:x="8.777cm" svg:y="15.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8" draw:text-style-name="P9" draw:layer="layout" svg:width="9.398cm" svg:height="9.144cm" svg:x="3.849cm" svg:y="3.556cm">
          <draw:image xlink:href="Pictures/10000000000001BC000001B01755EF4685A11EEF.png" xlink:type="simple" xlink:show="embed" xlink:actuate="onLoad">
            <text:p/>
          </draw:image>
        </draw:frame>
        <draw:frame draw:style-name="gr8" draw:text-style-name="P9" draw:layer="layout" svg:width="9.377cm" svg:height="9.144cm" svg:x="14.877cm" svg:y="3.556cm">
          <draw:image xlink:href="Pictures/10000000000001B9000001AEA03235466557DB3A.png" xlink:type="simple" xlink:show="embed" xlink:actuate="onLoad">
            <text:p/>
          </draw:image>
        </draw:frame>
        <draw:frame draw:style-name="gr8" draw:text-style-name="P9" draw:layer="layout" svg:width="2.7cm" svg:height="1.35cm" svg:x="18.844cm" svg:y="12.908cm">
          <draw:image xlink:href="Pictures/10000000000000780000003CFF73409B5D8C45C7.png" xlink:type="simple" xlink:show="embed" xlink:actuate="onLoad">
            <text:p/>
          </draw:image>
        </draw:frame>
        <draw:frame draw:style-name="gr8" draw:text-style-name="P9" draw:layer="layout" svg:width="2.737cm" svg:height="1.324cm" svg:x="7.874cm" svg:y="12.908cm">
          <draw:image xlink:href="Pictures/100000000000007A0000003B7DEC1E85F2C6EAD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line draw:style-name="gr10" draw:text-style-name="P9" draw:layer="layout" svg:x1="8.142cm" svg:y1="9.398cm" svg:x2="19.318cm" svg:y2="9.398cm">
          <text:p/>
        </draw:line>
        <draw:line draw:style-name="gr11" draw:text-style-name="P1" draw:layer="layout" svg:x1="10.02cm" svg:y1="9.344cm" svg:x2="10.02cm" svg:y2="11.938cm">
          <text:p/>
        </draw:line>
        <draw:line draw:style-name="gr11" draw:text-style-name="P1" draw:layer="layout" svg:x1="16.82cm" svg:y1="9.345cm" svg:x2="16.878cm" svg:y2="5.588cm">
          <text:p/>
        </draw:line>
        <draw:line draw:style-name="gr11" draw:text-style-name="P1" draw:layer="layout" svg:x1="13.32cm" svg:y1="9.345cm" svg:x2="13.322cm" svg:y2="6.604cm">
          <text:p/>
        </draw:line>
        <draw:line draw:style-name="gr11" draw:text-style-name="P1" draw:layer="layout" svg:x1="15.12cm" svg:y1="9.345cm" svg:x2="15.12cm" svg:y2="7.874cm">
          <text:p/>
        </draw:line>
        <draw:line draw:style-name="gr11" draw:text-style-name="P1" draw:layer="layout" svg:x1="11.62cm" svg:y1="9.345cm" svg:x2="11.62cm" svg:y2="10.922cm">
          <text:p/>
        </draw:line>
        <draw:custom-shape draw:style-name="gr12" draw:text-style-name="P11" draw:layer="layout" svg:width="6.604cm" svg:height="2.54cm" svg:x="12.406cm" svg:y="6.858cm">
          <text:p/>
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</draw:custom-shape>
        <draw:custom-shape draw:style-name="gr13" draw:text-style-name="P11" draw:layer="layout" svg:width="3.864cm" svg:height="1.523cm" svg:x="8.188cm" svg:y="9.398cm">
          <text:p/>
          <draw:enhanced-geometry svg:viewBox="0 0 21600 21600" draw:glue-points="0 0 0 10800 0 21600 10800 21600 21600 21600 10800 10800" draw:text-areas="1900 12700 12700 19700" draw:mirror-vertical="true" draw:mirror-horizontal="false" draw:type="right-triangle" draw:enhanced-path="M 0 0 L 21600 21600 0 21600 0 0 Z N"/>
        </draw:custom-shape>
        <draw:line draw:style-name="gr14" draw:text-style-name="P12" draw:layer="layout" svg:x1="8.188cm" svg:y1="10.922cm" svg:x2="19.01cm" svg:y2="6.858cm">
          <text:p/>
        </draw:line>
        <draw:line draw:style-name="gr15" draw:text-style-name="P9" draw:layer="layout" svg:x1="8.174cm" svg:y1="13.678cm" svg:x2="8.128cm" svg:y2="4.064cm">
          <text:p/>
        </draw:line>
        <draw:line draw:style-name="gr15" draw:text-style-name="P9" draw:layer="layout" svg:x1="8.153cm" svg:y1="13.679cm" svg:x2="19.304cm" svg:y2="13.716cm">
          <text:p/>
        </draw:line>
        <draw:frame draw:style-name="gr16" draw:text-style-name="P13" draw:layer="layout" svg:width="0.925cm" svg:height="0.962cm" svg:x="6.604cm" svg:y="3.302cm">
          <draw:text-box draw:corner-radius="1.524cm">
            <text:p>Y</text:p>
          </draw:text-box>
        </draw:frame>
        <draw:frame draw:style-name="gr16" draw:text-style-name="P13" draw:layer="layout" svg:width="0.925cm" svg:height="0.962cm" svg:x="18.705cm" svg:y="14.102cm">
          <draw:text-box draw:corner-radius="1.524cm">
            <text:p>X</text:p>
          </draw:text-box>
        </draw:frame>
        <draw:frame draw:style-name="gr17" draw:text-style-name="P1" draw:layer="layout" svg:width="0.846cm" svg:height="0.947cm" svg:x="6.674cm" svg:y="8.844cm">
          <draw:image xlink:href="Pictures/100000000000002A0000002F56B7E6108ECEEEE8.png" xlink:type="simple" xlink:show="embed" xlink:actuate="onLoad">
            <text:p/>
          </draw:image>
        </draw:frame>
        <draw:frame draw:style-name="gr17" draw:text-style-name="P1" draw:layer="layout" svg:width="0.876cm" svg:height="0.978cm" svg:x="19.652cm" svg:y="5.996cm">
          <draw:image xlink:href="Pictures/100000000000002B0000003083AC86160B5AEDC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byssinica SIL" svg:font-family="'Abyssinica SIL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Circl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4T11:32:33.702438515</meta:creation-date>
    <dc:date>2019-03-31T11:32:19.269500921</dc:date>
    <meta:editing-duration>PT9H22M30S</meta:editing-duration>
    <meta:editing-cycles>9</meta:editing-cycles>
    <meta:generator>LibreOffice/5.1.6.2$Linux_X86_64 LibreOffice_project/10m0$Build-2</meta:generator>
    <meta:document-statistic meta:object-count="74"/>
  </office:meta>
</office:document-meta>
</file>